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6899000019F249DD2634.svm"/>
  <manifest:file-entry manifest:media-type="" manifest:full-path="Pictures/2000000700004C470000136FCBEF0FB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782cm" table:align="left"/>
    </style:style>
    <style:style style:name="Table1.A" style:family="table-column">
      <style:table-column-properties style:column-width="3.217cm"/>
    </style:style>
    <style:style style:name="Table1.B" style:family="table-column">
      <style:table-column-properties style:column-width="6.265cm"/>
    </style:style>
    <style:style style:name="Table1.C" style:family="table-column">
      <style:table-column-properties style:column-width="4.773cm"/>
    </style:style>
    <style:style style:name="Table1.D" style:family="table-column">
      <style:table-column-properties style:column-width="2.526cm"/>
    </style:style>
    <style:style style:name="Table1.A1" style:family="table-cell">
      <style:table-cell-properties style:vertical-align="middle" style:border-line-width-left="0.002cm 0.088cm 0.002cm" style:border-line-width-top="0.002cm 0.088cm 0.002cm" style:border-line-width-bottom="0.002cm 0.088cm 0.002cm" fo:padding="0.132cm" fo:border-left="0.092cm double #808080" fo:border-right="none" fo:border-top="0.092cm double #808080" fo:border-bottom="0.092cm double #808080"/>
    </style:style>
    <style:style style:name="Table1.D1" style:family="table-cell">
      <style:table-cell-properties style:vertical-align="middle" style:border-line-width="0.002cm 0.088cm 0.002cm" fo:padding="0.132cm" fo:border="0.092cm double #808080"/>
    </style:style>
    <style:style style:name="Table1.A2" style:family="table-cell">
      <style:table-cell-properties style:vertical-align="middle" style:border-line-width-left="0.002cm 0.088cm 0.002cm" style:border-line-width-bottom="0.002cm 0.088cm 0.002cm" fo:padding="0.132cm" fo:border-left="0.092cm double #808080" fo:border-right="none" fo:border-top="none" fo:border-bottom="0.092cm double #808080"/>
    </style:style>
    <style:style style:name="Table1.D2" style:family="table-cell">
      <style:table-cell-properties style:vertical-align="middle" style:border-line-width-left="0.002cm 0.088cm 0.002cm" style:border-line-width-right="0.002cm 0.088cm 0.002cm" style:border-line-width-bottom="0.002cm 0.088cm 0.002cm" fo:padding="0.132cm" fo:border-left="0.092cm double #808080" fo:border-right="0.092cm double #808080" fo:border-top="none" fo:border-bottom="0.092cm double #808080"/>
    </style:style>
    <style:style style:name="P1" style:family="paragraph" style:parent-style-name="Text_20_body" style:list-style-name="L1"/>
    <style:style style:name="P2" style:family="paragraph" style:parent-style-name="Text_20_body">
      <style:text-properties fo:font-weight="bold"/>
    </style:style>
    <style:style style:name="P3" style:family="paragraph" style:parent-style-name="Text_20_body" style:list-style-name="L2"/>
    <style:style style:name="P4" style:family="paragraph" style:parent-style-name="Text_20_body">
      <style:paragraph-properties fo:text-align="start" style:justify-single-word="false"/>
    </style:style>
    <style:style style:name="P5" style:family="paragraph" style:parent-style-name="Text_20_body" style:list-style-name="L3">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paragraph-properties fo:margin-top="0cm" fo:margin-bottom="0cm"/>
    </style:style>
    <style:style style:name="P8" style:family="paragraph" style:parent-style-name="Text_20_body" style:list-style-name="L1">
      <style:paragraph-properties fo:margin-top="0cm" fo:margin-bottom="0cm"/>
    </style:style>
    <style:style style:name="P9" style:family="paragraph" style:parent-style-name="Text_20_body">
      <style:paragraph-properties fo:margin-top="0cm" fo:margin-bottom="0cm" fo:text-align="start" style:justify-single-word="false"/>
    </style:style>
    <style:style style:name="P10" style:family="paragraph" style:parent-style-name="Text_20_body" style:list-style-name="L3">
      <style:paragraph-properties fo:margin-top="0cm" fo:margin-bottom="0cm" fo:text-align="start" style:justify-single-word="false"/>
    </style:style>
    <style:style style:name="P11" style:family="paragraph" style:parent-style-name="Text_20_body">
      <style:paragraph-properties fo:margin-top="0cm" fo:margin-bottom="0cm"/>
      <style:text-properties fo:background-color="#ffff00"/>
    </style:style>
    <style:style style:name="P12" style:family="paragraph" style:parent-style-name="Text_20_body">
      <style:paragraph-properties fo:margin-top="0cm" fo:margin-bottom="0cm" fo:text-align="start" style:justify-single-word="false"/>
      <style:text-properties fo:background-color="#ffff00"/>
    </style:style>
    <style:style style:name="P13" style:family="paragraph" style:parent-style-name="Standard">
      <style:text-properties style:font-name="Courier New"/>
    </style:style>
    <style:style style:name="P14" style:family="paragraph" style:parent-style-name="Preformatted_20_Text" style:list-style-name="L2"/>
    <style:style style:name="P15" style:family="paragraph" style:parent-style-name="Preformatted_20_Text">
      <style:paragraph-properties fo:text-align="start" style:justify-single-word="false"/>
    </style:style>
    <style:style style:name="P16" style:family="paragraph" style:parent-style-name="Preformatted_20_Text">
      <style:text-properties fo:background-color="#ffff00"/>
    </style:style>
    <style:style style:name="P17" style:family="paragraph" style:parent-style-name="Preformatted_20_Text">
      <style:paragraph-properties fo:margin-top="0cm" fo:margin-bottom="0.499cm"/>
    </style:style>
    <style:style style:name="P18" style:family="paragraph" style:parent-style-name="Preformatted_20_Text" style:list-style-name="L2">
      <style:paragraph-properties fo:margin-top="0cm" fo:margin-bottom="0.499cm"/>
    </style:style>
    <style:style style:name="P19" style:family="paragraph" style:parent-style-name="Preformatted_20_Text">
      <style:paragraph-properties fo:margin-top="0cm" fo:margin-bottom="0.499cm" fo:text-align="start" style:justify-single-word="false"/>
    </style:style>
    <style:style style:name="P20" style:family="paragraph" style:parent-style-name="Preformatted_20_Text">
      <style:paragraph-properties fo:margin-top="0cm" fo:margin-bottom="0.499cm"/>
      <style:text-properties fo:background-color="#ffff00"/>
    </style:style>
    <style:style style:name="P21" style:family="paragraph" style:parent-style-name="Heading_20_1">
      <style:text-properties style:font-name="Times New Roman"/>
    </style:style>
    <style:style style:name="P22" style:family="paragraph" style:parent-style-name="Heading_20_1">
      <style:paragraph-properties fo:margin-top="0cm" fo:margin-bottom="0.499cm"/>
    </style:style>
    <style:style style:name="P2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4" style:family="paragraph">
      <style:paragraph-properties fo:text-align="start"/>
    </style:style>
    <style:style style:name="T1" style:family="text">
      <style:text-properties fo:font-style="italic"/>
    </style:style>
    <style:style style:name="T2" style:family="text">
      <style:text-properties fo:background-color="#ffff00"/>
    </style:style>
    <style:style style:name="T3" style:family="text">
      <style:text-properties style:font-name="Courier New"/>
    </style:style>
    <style:style style:name="T4" style:family="text">
      <style:text-properties fo:font-weight="bold"/>
    </style:style>
    <style:style style:name="T5"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style:style style:name="gr2" style:family="graphic">
      <style:graphic-properties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 xlink:type="simple">
          <form:checkbox form:name="answer[08d9182ea6d332812e0b9578073c13c3][]" form:control-implementation="ooo:com.sun.star.form.component.CheckBox" xml:id="control1" form:id="control1" form:value="a40015db38e78881dd4b35dc1e2d4ca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8d9182ea6d332812e0b9578073c13c3][]" form:control-implementation="ooo:com.sun.star.form.component.CheckBox" xml:id="control2" form:id="control2" form:value="2270e9992adfbe258db5f32e3e62d21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8d9182ea6d332812e0b9578073c13c3][]" form:control-implementation="ooo:com.sun.star.form.component.CheckBox" xml:id="control3" form:id="control3" form:value="64d3a5a65c57a2bd243b84543054297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08d9182ea6d332812e0b9578073c13c3][]" form:control-implementation="ooo:com.sun.star.form.component.CheckBox" xml:id="control4" form:id="control4" form:value="93177ee597d57caea6f8101f1636c1e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7f59794ad01351a3335be765423e611][]" form:control-implementation="ooo:com.sun.star.form.component.CheckBox" xml:id="control5" form:id="control5" form:value="3d5480a14f94615282b76f22a60b656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7f59794ad01351a3335be765423e611][]" form:control-implementation="ooo:com.sun.star.form.component.CheckBox" xml:id="control6" form:id="control6" form:value="6663fa56ca9d1bbcce920a545e8d1f1a"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7f59794ad01351a3335be765423e611][]" form:control-implementation="ooo:com.sun.star.form.component.CheckBox" xml:id="control7" form:id="control7" form:value="2e88606452adb8bb7c64a9316e11cfa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77f59794ad01351a3335be765423e611][]" form:control-implementation="ooo:com.sun.star.form.component.CheckBox" xml:id="control8" form:id="control8" form:value="99a90b6f9a9c6ffa68133744fc0108c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ab95c11ac305bbeff417a3c410e15960][]" form:control-implementation="ooo:com.sun.star.form.component.CheckBox" xml:id="control9" form:id="control9" form:value="2cb66f4cd88f6a71efc1a844581e66b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ab95c11ac305bbeff417a3c410e15960][]" form:control-implementation="ooo:com.sun.star.form.component.CheckBox" xml:id="control10" form:id="control10" form:value="4321b588b85dbe76d6325316de4b757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ab95c11ac305bbeff417a3c410e15960][]" form:control-implementation="ooo:com.sun.star.form.component.CheckBox" xml:id="control11" form:id="control11" form:value="becf40feafe7a59748f0ccf13fb2792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ab95c11ac305bbeff417a3c410e15960][]" form:control-implementation="ooo:com.sun.star.form.component.CheckBox" xml:id="control12" form:id="control12" form:value="949b54b34ebdabecca51bbfca4da9d6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19e3201c456d9250bcba2a1546b54f0][]" form:control-implementation="ooo:com.sun.star.form.component.CheckBox" xml:id="control13" form:id="control13" form:value="96469ce929c8ab44349e6b3396f89fbb"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19e3201c456d9250bcba2a1546b54f0][]" form:control-implementation="ooo:com.sun.star.form.component.CheckBox" xml:id="control14" form:id="control14" form:value="a531679d9137ebee28bc760ac140a2e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19e3201c456d9250bcba2a1546b54f0][]" form:control-implementation="ooo:com.sun.star.form.component.CheckBox" xml:id="control15" form:id="control15" form:value="12a59309538d16bfd3f5419586ac0f9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819e3201c456d9250bcba2a1546b54f0][]" form:control-implementation="ooo:com.sun.star.form.component.CheckBox" xml:id="control16" form:id="control16" form:value="3e082e22e28c66432d8993c18e548d7d"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a43267e0c30c896298292f91492716bc][]" form:control-implementation="ooo:com.sun.star.form.component.RadioButton" xml:id="control17" form:id="control17" form:value="81d6b0683aa87bc13306578596502d80"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43267e0c30c896298292f91492716bc][]" form:control-implementation="ooo:com.sun.star.form.component.RadioButton" xml:id="control18" form:id="control18" form:value="0b46390f8d0bf51ee841c6b352e309b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43267e0c30c896298292f91492716bc][]" form:control-implementation="ooo:com.sun.star.form.component.RadioButton" xml:id="control19" form:id="control19" form:value="17affb19a69db77c9638778532d6c515"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43267e0c30c896298292f91492716bc][]" form:control-implementation="ooo:com.sun.star.form.component.RadioButton" xml:id="control20" form:id="control20" form:value="d155ba4f686193c1b284279877e8883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1644da4ede67814ee0e977b87b1ef4e0][]" form:control-implementation="ooo:com.sun.star.form.component.RadioButton" xml:id="control21" form:id="control21" form:value="c3a1687f0ce0f51a459028b8473c863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1644da4ede67814ee0e977b87b1ef4e0][]" form:control-implementation="ooo:com.sun.star.form.component.RadioButton" xml:id="control22" form:id="control22" form:value="7a498549e42205c40ad46397f39318f9"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1644da4ede67814ee0e977b87b1ef4e0][]" form:control-implementation="ooo:com.sun.star.form.component.RadioButton" xml:id="control23" form:id="control23" form:value="d16f66d13d2f6b245f96377ae2666cda"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1644da4ede67814ee0e977b87b1ef4e0][]" form:control-implementation="ooo:com.sun.star.form.component.RadioButton" xml:id="control24" form:id="control24" form:value="ce86a7f578e0a29ba0a152547bfca9d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166e532d8e2d011071ee273bbca1c60][]" form:control-implementation="ooo:com.sun.star.form.component.RadioButton" xml:id="control25" form:id="control25" form:value="b71baa1701f2ba9f6bce52effda192a0"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166e532d8e2d011071ee273bbca1c60][]" form:control-implementation="ooo:com.sun.star.form.component.RadioButton" xml:id="control26" form:id="control26" form:value="c6c840f4ae01975c372f89cc6b5a7f4b"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166e532d8e2d011071ee273bbca1c60][]" form:control-implementation="ooo:com.sun.star.form.component.RadioButton" xml:id="control27" form:id="control27" form:value="733cea55824eb723aa79ae96b745f4b8"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166e532d8e2d011071ee273bbca1c60][]" form:control-implementation="ooo:com.sun.star.form.component.RadioButton" xml:id="control28" form:id="control28" form:value="dce20875f0e68c92ec7de7fc6e3af68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e654bcabfb08a7bf07632ba91108822][]" form:control-implementation="ooo:com.sun.star.form.component.RadioButton" xml:id="control29" form:id="control29" form:value="d1cc33743ad2a210944041e7d0dfaa2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e654bcabfb08a7bf07632ba91108822][]" form:control-implementation="ooo:com.sun.star.form.component.RadioButton" xml:id="control30" form:id="control30" form:value="d70ac03ca49c70e76d52e8a576dfae3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e654bcabfb08a7bf07632ba91108822][]" form:control-implementation="ooo:com.sun.star.form.component.RadioButton" xml:id="control31" form:id="control31" form:value="0d73882cd75ce80a80433babcf6e0f50"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e654bcabfb08a7bf07632ba91108822][]" form:control-implementation="ooo:com.sun.star.form.component.RadioButton" xml:id="control32" form:id="control32" form:value="8ac2c09dbfba763039796bb996695e6e"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4b484f720facf8e887a17bd09f4a36d6][]" form:control-implementation="ooo:com.sun.star.form.component.RadioButton" xml:id="control33" form:id="control33" form:value="624d21c9adbbd9da592643daf9981400"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4b484f720facf8e887a17bd09f4a36d6][]" form:control-implementation="ooo:com.sun.star.form.component.RadioButton" xml:id="control34" form:id="control34" form:value="df6c06d5097c696f2fd87cec5f4bd80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4b484f720facf8e887a17bd09f4a36d6][]" form:control-implementation="ooo:com.sun.star.form.component.RadioButton" xml:id="control35" form:id="control35" form:value="96653cbd6d35fb47f19f0f99860b4979"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4b484f720facf8e887a17bd09f4a36d6][]" form:control-implementation="ooo:com.sun.star.form.component.RadioButton" xml:id="control36" form:id="control36" form:value="19795d3b59671bcdfbe857a8c010a5c5"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7765b577ff067ef5652a3369e132fa7][]" form:control-implementation="ooo:com.sun.star.form.component.RadioButton" xml:id="control37" form:id="control37" form:value="2c7a02212ca885500e341d431d980fdb"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7765b577ff067ef5652a3369e132fa7][]" form:control-implementation="ooo:com.sun.star.form.component.RadioButton" xml:id="control38" form:id="control38" form:value="c2cf3f22aaecc685dc6130abeb5674aa"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7765b577ff067ef5652a3369e132fa7][]" form:control-implementation="ooo:com.sun.star.form.component.RadioButton" xml:id="control39" form:id="control39" form:value="21c634e037162e19fdecb8ac8ffab319"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c7765b577ff067ef5652a3369e132fa7][]" form:control-implementation="ooo:com.sun.star.form.component.RadioButton" xml:id="control40" form:id="control40" form:value="5bd6a46c8c818188344226a27cf9e4ea"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256b19c9f297323143ff1ee6c4a21fa7][]" form:control-implementation="ooo:com.sun.star.form.component.CheckBox" xml:id="control41" form:id="control41" form:value="4bea9cbdca189b10fbeec6c4f5e98ab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56b19c9f297323143ff1ee6c4a21fa7][]" form:control-implementation="ooo:com.sun.star.form.component.CheckBox" xml:id="control42" form:id="control42" form:value="7742cb3b85a5f61c06121283b01ba2c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56b19c9f297323143ff1ee6c4a21fa7][]" form:control-implementation="ooo:com.sun.star.form.component.CheckBox" xml:id="control43" form:id="control43" form:value="a747f6dd7e67edea6b4e6ac3c96c422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256b19c9f297323143ff1ee6c4a21fa7][]" form:control-implementation="ooo:com.sun.star.form.component.CheckBox" xml:id="control44" form:id="control44" form:value="529fb32df67b032717ac1dce55a51755"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f4fe568567ca432e22775d647db5d985][]" form:control-implementation="ooo:com.sun.star.form.component.RadioButton" xml:id="control45" form:id="control45" form:value="482ccddb812536dade8d5357a0b9ab6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f4fe568567ca432e22775d647db5d985][]" form:control-implementation="ooo:com.sun.star.form.component.RadioButton" xml:id="control46" form:id="control46" form:value="3f0972d95754420f0176e4eb0dee0f18"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f4fe568567ca432e22775d647db5d985][]" form:control-implementation="ooo:com.sun.star.form.component.RadioButton" xml:id="control47" form:id="control47" form:value="2829d5eaf3e6d768169ef127259236e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f4fe568567ca432e22775d647db5d985][]" form:control-implementation="ooo:com.sun.star.form.component.RadioButton" xml:id="control48" form:id="control48" form:value="7e9d9e0dbbc28fafebe21b73cbfff006"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ype str: Strings in Python</text:p>
      <text:p text:style-name="Standard">String Literal</text:p>
      <text:p text:style-name="Text_20_body">A <text:span text:style-name="T1">string literal</text:span> is a sequence of characters. In Python, this type is called <text:span text:style-name="Source_20_Text">str</text:span>. Strings in Python start and end with a single quotes (<text:span text:style-name="Source_20_Text">'</text:span>) or double quotes (<text:span text:style-name="Source_20_Text">"</text:span>). A string can be made up of letters, numbers, and special characters. For example:</text:p>
      <text:p text:style-name="Preformatted_20_Text">&gt;&gt;&gt; 'hello'</text:p>
      <text:p text:style-name="Preformatted_20_Text">'hello'</text:p>
      <text:p text:style-name="Preformatted_20_Text">&gt;&gt;&gt; 'how are you?'</text:p>
      <text:p text:style-name="Preformatted_20_Text">'how are you?'</text:p>
      <text:p text:style-name="Preformatted_20_Text">&gt;&gt;&gt; 'short- and long-term'</text:p>
      <text:p text:style-name="P17">short- and long-term</text:p>
      <text:p text:style-name="Text_20_body">If a string begins with a single quote, it must end with a single quote. The same applies to double-quoted strings. You can not mix the type of quotes. </text:p>
      <text:h text:style-name="Heading_20_3" text:outline-level="3">Escape Sequences</text:h>
      <text:p text:style-name="Text_20_body">To include a quote within a string, use an <text:span text:style-name="Emphasis">escape character</text:span> (<text:span text:style-name="Source_20_Text">\</text:span>) before it. Otherwise Python interprets that quote as the end of a string and an error occurs. For example, the following code results in an error because Python does not expect anything to come after the second quote: </text:p>
      <text:p text:style-name="Preformatted_20_Text">&gt;&gt;&gt; storm_greeting = 'wow, y<text:span text:style-name="T2">ou'r</text:span>e dripping wet.'</text:p>
      <text:p text:style-name="P17">SyntaxError: invalid syntax</text:p>
      <text:p text:style-name="Text_20_body">The <text:span text:style-name="Emphasis">escape sequence</text:span> <text:span text:style-name="Source_20_Text">\'</text:span> indicates that the second quote is simply a quote, not the end of the string: </text:p>
      <text:p text:style-name="Preformatted_20_Text">&gt;&gt;&gt; storm_greeting = 'Wow, you\'re dripping wet.'</text:p>
      <text:p text:style-name="P17">"Wow, you're dripping wet."</text:p>
      <text:p text:style-name="Text_20_body">An alternative approach is to use a double-quoted string when including a a single-quote within it, or vice-versa. Single- and double-quoted strings are equivalent. For example, when we used double-quotes to indicate the beginning and end of the string, the single-quote in <text:span text:style-name="Source_20_Text">you're</text:span> no longer causes an error: </text:p>
      <text:p text:style-name="Preformatted_20_Text">&gt;&gt;&gt; storm_greeting = "Wow, you're dripping wet."</text:p>
      <text:p text:style-name="P17">"Wow, you're dripping wet."</text:p>
      <text:h text:style-name="Heading_20_3" text:outline-level="3">String Operato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Expression</text:p>
          </table:table-cell>
          <table:table-cell table:style-name="Table1.A1" office:value-type="string">
            <text:p text:style-name="Table_20_Contents">Description</text:p>
          </table:table-cell>
          <table:table-cell table:style-name="Table1.A1" office:value-type="string">
            <text:p text:style-name="Table_20_Contents">Example</text:p>
          </table:table-cell>
          <table:table-cell table:style-name="Table1.D1" office:value-type="string">
            <text:p text:style-name="Table_20_Contents">Output</text:p>
          </table:table-cell>
        </table:table-row>
        <table:table-row>
          <table:table-cell table:style-name="Table1.A2" office:value-type="string">
            <text:p text:style-name="Table_20_Contents"><text:span text:style-name="Source_20_Text">str1 + str2</text:span></text:p>
          </table:table-cell>
          <table:table-cell table:style-name="Table1.A2" office:value-type="string">
            <text:p text:style-name="Table_20_Contents">concatenate <text:span text:style-name="Source_20_Text">str1</text:span> and <text:span text:style-name="Source_20_Text">str1</text:span></text:p>
          </table:table-cell>
          <table:table-cell table:style-name="Table1.A2" office:value-type="string">
            <text:p text:style-name="Table_20_Contents"><text:span text:style-name="Source_20_Text">print('ab' + 'c')</text:span></text:p>
          </table:table-cell>
          <table:table-cell table:style-name="Table1.D2" office:value-type="string">
            <text:p text:style-name="Table_20_Contents"><text:span text:style-name="Source_20_Text">abc</text:span></text:p>
          </table:table-cell>
        </table:table-row>
        <table:table-row>
          <table:table-cell table:style-name="Table1.A2" office:value-type="string">
            <text:p text:style-name="Table_20_Contents"><text:span text:style-name="Source_20_Text">str1 * int1</text:span></text:p>
          </table:table-cell>
          <table:table-cell table:style-name="Table1.A2" office:value-type="string">
            <text:p text:style-name="Table_20_Contents">concatenate <text:span text:style-name="Source_20_Text">int1</text:span> copies of <text:span text:style-name="Source_20_Text">str1</text:span></text:p>
          </table:table-cell>
          <table:table-cell table:style-name="Table1.A2" office:value-type="string">
            <text:p text:style-name="Table_20_Contents"><text:span text:style-name="Source_20_Text">print('a' * 5)</text:span></text:p>
          </table:table-cell>
          <table:table-cell table:style-name="Table1.D2" office:value-type="string">
            <text:p text:style-name="Table_20_Contents"><text:span text:style-name="Source_20_Text">aaaaa</text:span></text:p>
          </table:table-cell>
        </table:table-row>
        <table:table-row>
          <table:table-cell table:style-name="Table1.A2" office:value-type="string">
            <text:p text:style-name="Table_20_Contents"><text:span text:style-name="Source_20_Text">int1 * str1</text:span></text:p>
          </table:table-cell>
          <table:table-cell table:style-name="Table1.A2" office:value-type="string">
            <text:p text:style-name="Table_20_Contents">concatenate <text:span text:style-name="Source_20_Text">int1</text:span> copies of <text:span text:style-name="Source_20_Text">str1</text:span></text:p>
          </table:table-cell>
          <table:table-cell table:style-name="Table1.A2" office:value-type="string">
            <text:p text:style-name="Table_20_Contents"><text:span text:style-name="Source_20_Text">print(4 * 'bc')</text:span></text:p>
          </table:table-cell>
          <table:table-cell table:style-name="Table1.D2" office:value-type="string">
            <text:p text:style-name="Table_20_Contents"><text:span text:style-name="Source_20_Text">bcbcbcbc</text:span></text:p>
          </table:table-cell>
        </table:table-row>
      </table:table>
      <text:p text:style-name="Text_20_body">Note: <text:span text:style-name="T1">concatenate</text:span> means to join together</text:p>
      <text:p text:style-name="Text_20_body">The <text:span text:style-name="Source_20_Text">*</text:span> and <text:span text:style-name="Source_20_Text">+</text:span> operands obey by the standard precedence rules when used with strings – e.g., “bwa” + “ha” *5 =&gt; “bwahahahahaha”, whereas (“bwa” + “ha) * 5 =&gt; “bwahabwahabwahabwahabwaha”</text:p>
      <text:p text:style-name="Text_20_body">All other mathematical operators and operands result in a <text:span text:style-name="Source_20_Text">TypeError</text:span>. E.g, “my shoe size is” + 8.5 will give a type error</text:p>
      <text:p text:style-name="Text_20_body">&gt; no multiplying strings,even those with numbers</text:p>
      <text:p text:style-name="Standard">&gt; escape sequences: </text:p>
      <text:p text:style-name="Standard"><text:soft-page-break/><text:tab/>\n = newline</text:p>
      <text:p text:style-name="Standard"><text:tab/>\t = tab</text:p>
      <text:p text:style-name="Standard"><text:s text:c="2"/><text:tab/>\\ = print a single, unescaped backslash</text:p>
      <text:p text:style-name="Standard"><text:tab/>\' = single quote</text:p>
      <text:p text:style-name="Standard"><text:tab/>\” = double quotes –e.g., for dialogue within a string</text:p>
      <text:p text:style-name="Standard"/>
      <text:p text:style-name="Standard">&gt;doc string – provides documentation &amp; cxs w/Python's help system</text:p>
      <text:p text:style-name="Standard"><text:tab/><text:span text:style-name="T3">def area(base, height): </text:span></text:p>
      <text:p text:style-name="P13"><text:tab/><text:tab/>''' (number, number) -&gt; number<office:annotation><dc:creator>Unknown Author</dc:creator><dc:date>2012-10-01T13:41:00.83</dc:date><text:p text:style-name="P23"><text:span text:style-name="T5">This will show up as mouse-over in IDLE</text:span></text:p></office:annotation></text:p>
      <text:p text:style-name="P13"><text:tab/><text:tab/><text:tab/>return the area of a triangle with dimensions base <text:tab/><text:tab/><text:tab/>and height '''<office:annotation><dc:creator>Unknown Author</dc:creator><dc:date>2012-10-01T13:41:12.26</dc:date><text:p text:style-name="P23"><text:span text:style-name="T5">This will show up for help(area)</text:span></text:p></office:annotation></text:p>
      <text:p text:style-name="P13"><text:tab/><text:tab/>return base * height/2</text:p>
      <text:h text:style-name="P21" text:outline-level="1">Function Design Recipe</text:h>
      <text:h text:style-name="Heading_20_3" text:outline-level="3">The Six Steps</text:h>
      <text:list xml:id="list6488083708549750837" text:style-name="L1">
        <text:list-item>
          <text:p text:style-name="P8"><text:span text:style-name="T4">Examples</text:span> </text:p>
          <text:list>
            <text:list-item>
              <text:p text:style-name="P8">What should your function do? </text:p>
            </text:list-item>
            <text:list-item>
              <text:p text:style-name="P8">Type a couple of example calls. </text:p>
            </text:list-item>
            <text:list-item>
              <text:p text:style-name="P8">Pick a name (often a verb or verb phrase): What is a short answer to "What does your function do"? </text:p>
            </text:list-item>
          </text:list>
        </text:list-item>
        <text:list-item>
          <text:p text:style-name="P8"><text:span text:style-name="T4">Type Contract</text:span> </text:p>
          <text:list>
            <text:list-item>
              <text:p text:style-name="P8">What are the parameter types? </text:p>
            </text:list-item>
            <text:list-item>
              <text:p text:style-name="P8">What type of value is returned? </text:p>
            </text:list-item>
          </text:list>
        </text:list-item>
        <text:list-item>
          <text:p text:style-name="P8"><text:span text:style-name="T4">Header</text:span> </text:p>
          <text:list>
            <text:list-item>
              <text:p text:style-name="P8">Pick meaningful parameter names. </text:p>
            </text:list-item>
          </text:list>
        </text:list-item>
        <text:list-item>
          <text:p text:style-name="P8"><text:span text:style-name="T4">Description</text:span> </text:p>
          <text:list>
            <text:list-item>
              <text:p text:style-name="P8">Mention every parameter in your description. </text:p>
            </text:list-item>
            <text:list-item>
              <text:p text:style-name="P8">Describe the return value. </text:p>
            </text:list-item>
          </text:list>
        </text:list-item>
        <text:list-item>
          <text:p text:style-name="P8"><text:span text:style-name="T4">Body</text:span> </text:p>
          <text:list>
            <text:list-item>
              <text:p text:style-name="P8">Write the body of your function. </text:p>
            </text:list-item>
          </text:list>
        </text:list-item>
        <text:list-item>
          <text:p text:style-name="P8"><text:span text:style-name="T4">Test</text:span> </text:p>
          <text:list>
            <text:list-item>
              <text:p text:style-name="P1">Run the examples. </text:p>
            </text:list-item>
          </text:list>
        </text:list-item>
      </text:list>
      <text:h text:style-name="Heading_20_3" text:outline-level="3">Applying the Design Recipe</text:h>
      <text:p text:style-name="P2">The problem:</text:p>
      <text:p text:style-name="Text_20_body">The United States measures temperature in Fahrenheit and Canada measures it in Celsius. When travelling between the two countries it helps to have a conversion function. Write a function that converts from Fahrenheit to Celsius.</text:p>
      <text:list xml:id="list7296705347891364503" text:style-name="L2">
        <text:list-item>
          <text:p text:style-name="P3"><text:span text:style-name="T4">Examples</text:span> </text:p>
          <text:p text:style-name="P14"><text:s text:c="4"/>&gt;&gt;&gt; convert_to_celsius(32)</text:p>
          <text:p text:style-name="P14"><text:s text:c="4"/>0</text:p>
          <text:p text:style-name="P14"><text:s text:c="4"/>&gt;&gt;&gt; convert_to_celsius(212)</text:p>
          <text:p text:style-name="P14"><text:s text:c="4"/>100</text:p>
          <text:p text:style-name="P18"><text:s text:c="4"/></text:p>
        </text:list-item>
        <text:list-item>
          <text:p text:style-name="P3"><text:span text:style-name="T4">Type Contract</text:span> </text:p>
          <text:p text:style-name="P14"><text:s text:c="4"/>(number) -&gt; number</text:p>
          <text:p text:style-name="P18"><text:soft-page-break/><text:s text:c="4"/></text:p>
        </text:list-item>
        <text:list-item>
          <text:p text:style-name="P3"><text:span text:style-name="T4">Header</text:span> </text:p>
          <text:p text:style-name="P14"><text:s text:c="4"/>def convert_to_celsius(fahrenheit):</text:p>
          <text:p text:style-name="P18"><text:s text:c="4"/></text:p>
        </text:list-item>
        <text:list-item>
          <text:p text:style-name="P3"><text:span text:style-name="T4">Description</text:span> </text:p>
          <text:p text:style-name="P14"><text:s text:c="4"/>Return the number of Celsius degrees equivalent to fahrenheit degrees.</text:p>
          <text:p text:style-name="P18"><text:s text:c="4"/></text:p>
        </text:list-item>
        <text:list-item>
          <text:p text:style-name="P3"><text:span text:style-name="T4">Body</text:span> </text:p>
          <text:p text:style-name="P14"><text:s text:c="8"/>return (fahrenheit - 32) * 5 / 9</text:p>
          <text:p text:style-name="P18"><text:s text:c="4"/></text:p>
        </text:list-item>
        <text:list-item>
          <text:p text:style-name="P3"><text:span text:style-name="T4">Test</text:span> </text:p>
          <text:p text:style-name="P14"><text:s text:c="5"/>Run the examples. <text:s text:c="2"/></text:p>
          <text:p text:style-name="P18"><text:s text:c="4"/></text:p>
        </text:list-item>
      </text:list>
      <text:h text:style-name="Heading_20_4" text:outline-level="4">Putting it all together:</text:h>
      <text:p text:style-name="Preformatted_20_Text">def convert_to_celsius(fahrenheit):</text:p>
      <text:p text:style-name="Preformatted_20_Text"><text:s text:c="3"/>''' (number) -&gt; number</text:p>
      <text:p text:style-name="Preformatted_20_Text"><text:s text:c="3"/></text:p>
      <text:p text:style-name="Preformatted_20_Text"><text:s text:c="3"/>Return the number of Celsius degrees equivalent to fahrenheit degrees.</text:p>
      <text:p text:style-name="Preformatted_20_Text"><text:s text:c="3"/></text:p>
      <text:p text:style-name="Preformatted_20_Text"><text:s text:c="3"/>&gt;&gt;&gt; convert_to_ccelsius(32)</text:p>
      <text:p text:style-name="Preformatted_20_Text"><text:s text:c="3"/>0</text:p>
      <text:p text:style-name="Preformatted_20_Text"><text:s text:c="3"/>&gt;&gt;&gt; convert_to_celsius(212)</text:p>
      <text:p text:style-name="Preformatted_20_Text"><text:s text:c="3"/>100</text:p>
      <text:p text:style-name="Preformatted_20_Text"><text:s text:c="3"/>'''</text:p>
      <text:p text:style-name="Preformatted_20_Text"><text:s text:c="3"/></text:p>
      <text:p text:style-name="P17"><text:s text:c="3"/>return (fahrenheit - 32) * 5 / 9</text:p>
      <text:p text:style-name="P17"/>
      <text:h text:style-name="P22" text:outline-level="1">Function Reuse</text:h>
      <text:h text:style-name="Heading_20_3" text:outline-level="3">Calling functions within other function definitions</text:h>
      <text:p text:style-name="Text_20_body"><text:span text:style-name="T4">The problem:</text:span> Calculate the semi-perimeter of a triangle.</text:p>
      <text:p text:style-name="Text_20_body"><text:span text:style-name="T4">The approach:</text:span> Function <text:span text:style-name="Source_20_Text">semiperimeter</text:span> calls function <text:span text:style-name="Source_20_Text">perimeter</text:span>.</text:p>
      <text:p text:style-name="Preformatted_20_Text">def perimeter(side1, side2, side3):</text:p>
      <text:p text:style-name="Preformatted_20_Text"><text:s text:c="4"/>'''(number, number, number) -&gt; number</text:p>
      <text:p text:style-name="Preformatted_20_Text"/>
      <text:p text:style-name="Preformatted_20_Text"><text:s text:c="4"/>Return the perimeter of a triangle with sides of length</text:p>
      <text:p text:style-name="Preformatted_20_Text"><text:s text:c="4"/>side1, side2 and side3.</text:p>
      <text:p text:style-name="Preformatted_20_Text"/>
      <text:p text:style-name="Preformatted_20_Text"><text:s text:c="4"/>&gt;&gt;&gt; perimeter(3, 4, 5)</text:p>
      <text:p text:style-name="Preformatted_20_Text"><text:s text:c="4"/>12</text:p>
      <text:p text:style-name="Preformatted_20_Text"><text:s text:c="4"/>&gt;&gt;&gt; perimeter(10.5, 6, 9.3)</text:p>
      <text:p text:style-name="Preformatted_20_Text"><text:s text:c="4"/>25.8</text:p>
      <text:p text:style-name="Preformatted_20_Text"><text:s text:c="4"/>'''</text:p>
      <text:p text:style-name="Preformatted_20_Text"><text:s text:c="4"/>return side1 + side2 + side3</text:p>
      <text:p text:style-name="Preformatted_20_Text"/>
      <text:p text:style-name="Preformatted_20_Text"><text:soft-page-break/></text:p>
      <text:p text:style-name="Preformatted_20_Text">def semiperimeter(side1, side2, side3):</text:p>
      <text:p text:style-name="Preformatted_20_Text"><text:s text:c="4"/>'''(number, number, number) -&gt; float</text:p>
      <text:p text:style-name="Preformatted_20_Text"/>
      <text:p text:style-name="Preformatted_20_Text"><text:s text:c="4"/>Return the perimeter of a triangle with sides of</text:p>
      <text:p text:style-name="Preformatted_20_Text"><text:s text:c="4"/>length side1, side2 and side3.</text:p>
      <text:p text:style-name="Preformatted_20_Text"/>
      <text:p text:style-name="Preformatted_20_Text"><text:s text:c="4"/>&gt;&gt;&gt; semiperimeter(3, 4, 5)</text:p>
      <text:p text:style-name="Preformatted_20_Text"><text:s text:c="4"/>6.0</text:p>
      <text:p text:style-name="Preformatted_20_Text"><text:s text:c="4"/>&gt;&gt;&gt; semiperimeter(10.5, 6, 9.3)</text:p>
      <text:p text:style-name="Preformatted_20_Text"><text:s text:c="4"/>12.9</text:p>
      <text:p text:style-name="Preformatted_20_Text"><text:s text:c="4"/>''' <text:s text:c="3"/></text:p>
      <text:p text:style-name="P17"><text:s text:c="4"/><text:span text:style-name="T4">return perimeter(side1, side2, side3) / 2</text:span></text:p>
      <text:h text:style-name="Heading_20_3" text:outline-level="3">Calling functions within other function calls</text:h>
      <text:p text:style-name="Text_20_body"><text:span text:style-name="T4">The problem:</text:span> One triangle has a base of length 3.8 and a height of length 7.0. A second triangle has a base of length 3.5 and a height of length 6.8. Calculate which of two triangles' areas is biggest.</text:p>
      <text:p text:style-name="Text_20_body"><text:span text:style-name="T4">The approach:</text:span> Pass calls to function <text:span text:style-name="Source_20_Text">area</text:span> as arguments to built-in function <text:span text:style-name="Source_20_Text">max</text:span>.</text:p>
      <text:p text:style-name="P17">max(area(3.8, 7.0), area(3.5, 6.8))</text:p>
      <text:p text:style-name="P17"/>
      <text:p text:style-name="Standard">&gt; local variable – variable created inside a function body</text:p>
      <text:p text:style-name="Standard">&gt; stack frame – region of memory for keeping track of information about a function being executed;</text:p>
      <text:p text:style-name="Standard"><text:tab/>&gt;&gt; when a function returns, its stack frame is removed from the top of the call stack – the <text:tab/><text:tab/>call stack is like a stack of plates, in which the topmost plate is the most recently <text:tab/><text:tab/><text:tab/>called function</text:p>
      <text:p text:style-name="Standard"><text:tab/><text:tab/>→ when a function exits, the stack frame is erased from memory – all local variables <text:tab/><text:tab/><text:tab/>for that function are erased as well</text:p>
      <text:p text:style-name="Standard"><text:tab/>&gt;&gt; parameters get their values from arguments in a function call</text:p>
      <text:p text:style-name="Standard"><text:tab/>&gt;&gt; to find the value of a variable, Python looks in the stack frame on top of the call stack for <text:tab/><text:tab/>that variable</text:p>
      <text:p text:style-name="Standard"/>
      <text:h text:style-name="Heading_20_2" text:outline-level="2">Week 2 Exercise</text:h>
      <text:p text:style-name="Text_20_body">Here is the week 2 exercise. If you have trouble with some of the questions, feel free to try out your code in IDLE or in the Python Visualizer. (The link the Python Visualizer is available in the course Resources.) You can try this exercise up to 3 times. Only your last attempt will count in your mark.</text:p>
      <text:h text:style-name="Heading_20_3" text:outline-level="3">Question 1</text:h>
      <text:p text:style-name="P7">Which of the following results in a <text:span text:style-name="Source_20_Text">SyntaxError</text:span>?</text:p>
      <text:p text:style-name="P7"><text:bookmark text:name="gensym_5069a81ef26c6"/><draw:control text:anchor-type="as-char" draw:z-index="0" draw:style-name="gr1" draw:text-style-name="P24" svg:width="0.345cm" svg:height="0.345cm" draw:control="control1"/><text:span text:style-name="Source_20_Text"> </text:span><text:span text:style-name="Source_20_Text"><text:span text:style-name="T2">'yes<text:line-break/>no'</text:span></text:span><text:span text:style-name="T2"> </text:span></text:p>
      <text:p text:style-name="P7"><text:bookmark text:name="gensym_5069a81ef3780"/><draw:control text:anchor-type="as-char" draw:z-index="1" draw:style-name="gr1" draw:text-style-name="P24" svg:width="0.345cm" svg:height="0.345cm" draw:control="control2"/><text:span text:style-name="Source_20_Text"> '''yes<text:line-break/>no''' </text:span></text:p>
      <text:p text:style-name="P7"><text:bookmark text:name="gensym_5069a81ef2c89"/><draw:control text:anchor-type="as-char" draw:z-index="2" draw:style-name="gr1" draw:text-style-name="P24" svg:width="0.345cm" svg:height="0.345cm" draw:control="control3"/><text:span text:style-name="Source_20_Text"> 'yes\nno' </text:span></text:p>
      <text:p text:style-name="Text_20_body"><text:bookmark text:name="gensym_5069a81ef3219"/><draw:control text:anchor-type="as-char" draw:z-index="3" draw:style-name="gr1" draw:text-style-name="P24" svg:width="0.345cm" svg:height="0.345cm" draw:control="control4"/><text:span text:style-name="Source_20_Text"> </text:span><text:span text:style-name="Source_20_Text"><text:span text:style-name="T2">"yes<text:line-break/>no" </text:span></text:span></text:p>
      <text:h text:style-name="Heading_20_3" text:outline-level="3"><text:soft-page-break/>Question 2</text:h>
      <text:p text:style-name="P7">Which of the following results in a <text:span text:style-name="Source_20_Text">SyntaxError</text:span>?</text:p>
      <text:p text:style-name="P7"><text:bookmark text:name="gensym_5069a81f01b41"/><draw:control text:anchor-type="as-char" draw:z-index="4" draw:style-name="gr1" draw:text-style-name="P24" svg:width="0.345cm" svg:height="0.345cm" draw:control="control5"/><text:span text:style-name="Source_20_Text"><text:span text:style-name="T2">'3\'</text:span></text:span><text:span text:style-name="T2"> </text:span></text:p>
      <text:p text:style-name="P7"><text:bookmark text:name="gensym_5069a81f02bdc"/><draw:control text:anchor-type="as-char" draw:z-index="5" draw:style-name="gr1" draw:text-style-name="P24" svg:width="0.345cm" svg:height="0.345cm" draw:control="control6"/><text:span text:style-name="Source_20_Text">'"Once upon a time...", she said.'</text:span> </text:p>
      <text:p text:style-name="P7"><text:bookmark text:name="gensym_5069a81f02675"/><draw:control text:anchor-type="as-char" draw:z-index="6" draw:style-name="gr1" draw:text-style-name="P24" svg:width="0.345cm" svg:height="0.345cm" draw:control="control7"/><text:span text:style-name="Source_20_Text"><text:span text:style-name="T2">"He said, "Yes!""</text:span></text:span><text:span text:style-name="T2"> </text:span></text:p>
      <text:p text:style-name="Text_20_body"><text:bookmark text:name="gensym_5069a81f0210b"/><draw:control text:anchor-type="as-char" draw:z-index="7" draw:style-name="gr1" draw:text-style-name="P24" svg:width="0.345cm" svg:height="0.345cm" draw:control="control8"/><text:span text:style-name="Source_20_Text">'''That's okay'''</text:span> </text:p>
      <text:h text:style-name="Heading_20_3" text:outline-level="3">Question 3</text:h>
      <text:p text:style-name="Text_20_body">The following is displayed by a <text:span text:style-name="Source_20_Text">print</text:span> function call: </text:p>
      <text:p text:style-name="Preformatted_20_Text">yesterday</text:p>
      <text:p text:style-name="Preformatted_20_Text">today</text:p>
      <text:p text:style-name="P17">tomorrow</text:p>
      <text:p text:style-name="P7">Select all of the following function call(s) that result in the output shown above.</text:p>
      <text:p text:style-name="Text_20_body"><text:bookmark text:name="gensym_5069a81f05196"/><draw:control text:anchor-type="as-char" draw:z-index="8" draw:style-name="gr1" draw:text-style-name="P24" svg:width="0.345cm" svg:height="0.345cm" draw:control="control9"/></text:p>
      <text:p text:style-name="P20">print('yesterday\ntoday\ntomorrow')</text:p>
      <text:p text:style-name="Text_20_body"><text:bookmark text:name="gensym_5069a81f05ce0"/><draw:control text:anchor-type="as-char" draw:z-index="9" draw:style-name="gr1" draw:text-style-name="P24" svg:width="0.345cm" svg:height="0.345cm" draw:control="control10"/></text:p>
      <text:p text:style-name="P16">print('''yesterday</text:p>
      <text:p text:style-name="P16">today</text:p>
      <text:p text:style-name="P20">tomorrow''')</text:p>
      <text:p text:style-name="Text_20_body"><text:bookmark text:name="gensym_5069a81f05761"/><draw:control text:anchor-type="as-char" draw:z-index="10" draw:style-name="gr1" draw:text-style-name="P24" svg:width="0.345cm" svg:height="0.345cm" draw:control="control11"/></text:p>
      <text:p text:style-name="Preformatted_20_Text">print('yesterday<office:annotation><dc:creator>Unknown Author</dc:creator><dc:date>2012-10-01T15:33:08.47</dc:date><text:p text:style-name="P23"><text:span text:style-name="T5">Syntax error</text:span></text:p></office:annotation></text:p>
      <text:p text:style-name="Preformatted_20_Text">today</text:p>
      <text:p text:style-name="P17">tomorrow')</text:p>
      <text:p text:style-name="Text_20_body"><text:bookmark text:name="gensym_5069a81f06248"/><draw:control text:anchor-type="as-char" draw:z-index="11" draw:style-name="gr1" draw:text-style-name="P24" svg:width="0.345cm" svg:height="0.345cm" draw:control="control12"/></text:p>
      <text:p text:style-name="Preformatted_20_Text">print('''yesterday<office:annotation><dc:creator>Unknown Author</dc:creator><dc:date>2012-10-01T15:33:17.91</dc:date><text:p text:style-name="P23"><text:span text:style-name="T5">Adds an additional new line between each broken line already permitted by the triple quotes</text:span></text:p></office:annotation></text:p>
      <text:p text:style-name="Preformatted_20_Text">\ntoday</text:p>
      <text:p text:style-name="P17">\ntomorrow''')</text:p>
      <text:h text:style-name="Heading_20_3" text:outline-level="3">Question 4</text:h>
      <text:p text:style-name="Text_20_body">The following is displayed by a <text:span text:style-name="Source_20_Text">print</text:span> function call: </text:p>
      <text:p text:style-name="P17">hello-how-are-you</text:p>
      <text:p text:style-name="P7">Select all of the following function call(s) that result in the output shown above.</text:p>
      <text:p text:style-name="P7"><text:bookmark text:name="gensym_5069a81f08867"/><draw:control text:anchor-type="as-char" draw:z-index="12" draw:style-name="gr1" draw:text-style-name="P24" svg:width="0.345cm" svg:height="0.345cm" draw:control="control13"/><text:span text:style-name="Source_20_Text"><text:span text:style-name="T2">print('hello-' + 'how-are-you')</text:span></text:span><text:span text:style-name="T2"> </text:span></text:p>
      <text:p text:style-name="P7"><text:bookmark text:name="gensym_5069a81f093a4"/><draw:control text:anchor-type="as-char" draw:z-index="13" draw:style-name="gr1" draw:text-style-name="P24" svg:width="0.345cm" svg:height="0.345cm" draw:control="control14"/><text:span text:style-name="Source_20_Text">print('hello', 'how', 'are', 'you')</text:span> </text:p>
      <text:p text:style-name="P7"><text:bookmark text:name="gensym_5069a81f08e35"/><draw:control text:anchor-type="as-char" svg:y="-0.399cm" draw:z-index="14" draw:style-name="gr2" draw:text-style-name="P24" svg:width="0.345cm" svg:height="0.345cm" draw:control="control15"/><text:span text:style-name="Source_20_Text"><text:span text:style-name="T2">print('hello' + '-' + 'how' + '-' + 'are' + '-' + 'you')</text:span></text:span><text:span text:style-name="T2"> </text:span></text:p>
      <text:p text:style-name="Text_20_body"><text:bookmark text:name="gensym_5069a81f09908"/><draw:control text:anchor-type="as-char" draw:z-index="15" draw:style-name="gr1" draw:text-style-name="P24" svg:width="0.345cm" svg:height="0.345cm" draw:control="control16"/><text:span text:style-name="Source_20_Text">print('hello', 'how', 'are', 'you' + '-' * 4)</text:span> </text:p>
      <text:h text:style-name="Heading_20_3" text:outline-level="3">Question 5</text:h>
      <text:p text:style-name="Text_20_body">Consider this incomplete code snippet: </text:p>
      <text:p text:style-name="Preformatted_20_Text">&gt;&gt;&gt; def announce_location(country):</text:p>
      <text:p text:style-name="Preformatted_20_Text"><text:s text:c="4"/># Missing function body</text:p>
      <text:p text:style-name="Preformatted_20_Text"/>
      <text:p text:style-name="Preformatted_20_Text">&gt;&gt;&gt; instructor_location = announce_location('Canada')</text:p>
      <text:p text:style-name="Preformatted_20_Text">&gt;&gt;&gt; print(instructor_location)</text:p>
      <text:p text:style-name="P17"><text:soft-page-break/>Canada</text:p>
      <text:p text:style-name="P7">Select the missing function body from the options below. </text:p>
      <text:p text:style-name="P7"><text:bookmark text:name="gensym_5069a81f0cd2a"/><draw:control text:anchor-type="as-char" draw:z-index="16" draw:style-name="gr1" draw:text-style-name="P24" svg:width="0.345cm" svg:height="0.345cm" draw:control="control17"/><text:span text:style-name="Source_20_Text"><text:span text:style-name="T2">return country</text:span></text:span><text:span text:style-name="T2"> </text:span></text:p>
      <text:p text:style-name="P7"><text:bookmark text:name="gensym_5069a81f0c7a5"/><draw:control text:anchor-type="as-char" draw:z-index="17" draw:style-name="gr1" draw:text-style-name="P24" svg:width="0.345cm" svg:height="0.345cm" draw:control="control18"/><text:span text:style-name="Source_20_Text">return instructor_location</text:span> </text:p>
      <text:p text:style-name="P7"><text:bookmark text:name="gensym_5069a81f0d28f"/><draw:control text:anchor-type="as-char" draw:z-index="18" draw:style-name="gr1" draw:text-style-name="P24" svg:width="0.345cm" svg:height="0.345cm" draw:control="control19"/><text:span text:style-name="Source_20_Text">print('Canada')</text:span> </text:p>
      <text:p text:style-name="Text_20_body"><text:bookmark text:name="gensym_5069a81f0c1fa"/><draw:control text:anchor-type="as-char" draw:z-index="19" draw:style-name="gr1" draw:text-style-name="P24" svg:width="0.345cm" svg:height="0.345cm" draw:control="control20"/><text:span text:style-name="Source_20_Text">print(country</text:span>) </text:p>
      <text:h text:style-name="Heading_20_3" text:outline-level="3">Question 6</text:h>
      <text:p text:style-name="Text_20_body">Consider this incomplete code snippet: </text:p>
      <text:p text:style-name="Preformatted_20_Text">&gt;&gt;&gt; def announce_location(country):</text:p>
      <text:p text:style-name="Preformatted_20_Text"><text:s text:c="4"/># Missing function body</text:p>
      <text:p text:style-name="Preformatted_20_Text"/>
      <text:p text:style-name="Preformatted_20_Text">&gt;&gt;&gt; instructor_location = announce_location('Canada')</text:p>
      <text:p text:style-name="Preformatted_20_Text">Canada</text:p>
      <text:p text:style-name="Preformatted_20_Text">&gt;&gt;&gt; print(instructor_location)</text:p>
      <text:p text:style-name="P17">Canada</text:p>
      <text:p text:style-name="P7">Select the missing function body from the options below.</text:p>
      <text:p text:style-name="Text_20_body"><text:bookmark text:name="gensym_5069a81f0f8df"/><draw:control text:anchor-type="as-char" draw:z-index="20" draw:style-name="gr1" draw:text-style-name="P24" svg:width="0.345cm" svg:height="0.345cm" draw:control="control21"/></text:p>
      <text:p text:style-name="P17">print(country)</text:p>
      <text:p text:style-name="Text_20_body"><text:bookmark text:name="gensym_5069a81f10b33"/><draw:control text:anchor-type="as-char" draw:z-index="21" draw:style-name="gr1" draw:text-style-name="P24" svg:width="0.345cm" svg:height="0.345cm" draw:control="control22"/></text:p>
      <text:p text:style-name="P17">return country</text:p>
      <text:p text:style-name="Text_20_body"><text:bookmark text:name="gensym_5069a81f10599"/><draw:control text:anchor-type="as-char" draw:z-index="22" draw:style-name="gr1" draw:text-style-name="P24" svg:width="0.345cm" svg:height="0.345cm" draw:control="control23"/></text:p>
      <text:p text:style-name="P16">print(country)<office:annotation><dc:creator>Unknown Author</dc:creator><dc:date>2012-10-01T15:42:48.10</dc:date><text:p text:style-name="P23"><text:span text:style-name="T5">Needs to <text:s/>print first (v. option below), because otherwise the function will just stop after the return &amp; never return the print value</text:span></text:p></office:annotation></text:p>
      <text:p text:style-name="P20">return country</text:p>
      <text:p text:style-name="Text_20_body"><text:bookmark text:name="gensym_5069a81f10015"/><draw:control text:anchor-type="as-char" draw:z-index="23" draw:style-name="gr1" draw:text-style-name="P24" svg:width="0.345cm" svg:height="0.345cm" draw:control="control24"/></text:p>
      <text:p text:style-name="Preformatted_20_Text">return country</text:p>
      <text:p text:style-name="P17">print(country)</text:p>
      <text:h text:style-name="Heading_20_3" text:outline-level="3">Question 7</text:h>
      <text:p text:style-name="P4">Consider the following statements: </text:p>
      <text:p text:style-name="P15">x = None</text:p>
      <text:p text:style-name="P19">print(x)</text:p>
      <text:p text:style-name="P9">What is displayed when the code above executes? <text:span text:style-name="T2">None</text:span><text:bookmark text:name="gensym_5069a81f11c9d"/> </text:p>
      <text:h text:style-name="Heading_20_3" text:outline-level="3">Question 8</text:h>
      <text:p text:style-name="P7">What is the first step of the <text:span text:style-name="T4">Design Recipe</text:span>?</text:p>
      <text:p text:style-name="P7"><text:bookmark text:name="gensym_5069a81f15145"/><draw:control text:anchor-type="as-char" draw:z-index="24" draw:style-name="gr1" draw:text-style-name="P24" svg:width="0.345cm" svg:height="0.345cm" draw:control="control25"/>Code </text:p>
      <text:p text:style-name="P7"><text:bookmark text:name="gensym_5069a81f16310"/><draw:control text:anchor-type="as-char" draw:z-index="25" draw:style-name="gr1" draw:text-style-name="P24" svg:width="0.345cm" svg:height="0.345cm" draw:control="control26"/>Type Contract </text:p>
      <text:p text:style-name="P7"><text:bookmark text:name="gensym_5069a81f15799"/><draw:control text:anchor-type="as-char" draw:z-index="26" draw:style-name="gr1" draw:text-style-name="P24" svg:width="0.345cm" svg:height="0.345cm" draw:control="control27"/>Test </text:p>
      <text:p text:style-name="Text_20_body"><text:bookmark text:name="gensym_5069a81f15da4"/><draw:control text:anchor-type="as-char" draw:z-index="27" draw:style-name="gr1" draw:text-style-name="P24" svg:width="0.345cm" svg:height="0.345cm" draw:control="control28"/><text:span text:style-name="T2">Examples </text:span></text:p>
      <text:h text:style-name="Heading_20_3" text:outline-level="3">Question 9</text:h>
      <text:p text:style-name="P7">What is the last step of the <text:span text:style-name="T4">Design Recipe</text:span>?</text:p>
      <text:p text:style-name="P7"><text:bookmark text:name="gensym_5069a81f18957"/><text:soft-page-break/><draw:control text:anchor-type="as-char" draw:z-index="28" draw:style-name="gr1" draw:text-style-name="P24" svg:width="0.345cm" svg:height="0.345cm" draw:control="control29"/>Code </text:p>
      <text:p text:style-name="P7"><text:bookmark text:name="gensym_5069a81f19a00"/><draw:control text:anchor-type="as-char" draw:z-index="29" draw:style-name="gr1" draw:text-style-name="P24" svg:width="0.345cm" svg:height="0.345cm" draw:control="control30"/>Type Contract </text:p>
      <text:p text:style-name="P7"><text:bookmark text:name="gensym_5069a81f1948a"/><draw:control text:anchor-type="as-char" draw:z-index="30" draw:style-name="gr1" draw:text-style-name="P24" svg:width="0.345cm" svg:height="0.345cm" draw:control="control31"/><text:span text:style-name="T2">Test </text:span></text:p>
      <text:p text:style-name="Text_20_body"><text:bookmark text:name="gensym_5069a81f18f10"/><draw:control text:anchor-type="as-char" draw:z-index="31" draw:style-name="gr1" draw:text-style-name="P24" svg:width="0.345cm" svg:height="0.345cm" draw:control="control32"/>Examples </text:p>
      <text:h text:style-name="Heading_20_3" text:outline-level="3">Question 10</text:h>
      <text:p text:style-name="Text_20_body">What is the <text:span text:style-name="T4">Type Contract</text:span> for the following function definition? </text:p>
      <text:p text:style-name="Preformatted_20_Text">def report_outcome(grade):</text:p>
      <text:p text:style-name="Preformatted_20_Text"><text:s text:c="4"/>''' </text:p>
      <text:p text:style-name="Preformatted_20_Text"><text:s text:c="4"/>Return 'pass' if grade is at least 50 and return 'fail' otherwise.</text:p>
      <text:p text:style-name="Preformatted_20_Text"/>
      <text:p text:style-name="Preformatted_20_Text"><text:s text:c="4"/>&gt;&gt;&gt; is_passing_grade(45)</text:p>
      <text:p text:style-name="Preformatted_20_Text"><text:s text:c="4"/>'fail'</text:p>
      <text:p text:style-name="Preformatted_20_Text"><text:s text:c="4"/>&gt;&gt;&gt; is_passing_grade(80.5)</text:p>
      <text:p text:style-name="Preformatted_20_Text"><text:s text:c="4"/>'pass'</text:p>
      <text:p text:style-name="P17"><text:s text:c="4"/>'''</text:p>
      <text:p text:style-name="P7"><text:bookmark text:name="gensym_5069a81f1c1c9"/><draw:control text:anchor-type="as-char" draw:z-index="32" draw:style-name="gr1" draw:text-style-name="P24" svg:width="0.345cm" svg:height="0.345cm" draw:control="control33"/><text:span text:style-name="Source_20_Text">(int) -&gt; str</text:span> </text:p>
      <text:p text:style-name="P7"><text:bookmark text:name="gensym_5069a81f1d265"/><draw:control text:anchor-type="as-char" draw:z-index="33" draw:style-name="gr1" draw:text-style-name="P24" svg:width="0.345cm" svg:height="0.345cm" draw:control="control34"/><text:span text:style-name="Source_20_Text">(float) -&gt; str</text:span> </text:p>
      <text:p text:style-name="P7"><text:bookmark text:name="gensym_5069a81f1cd4f"/><draw:control text:anchor-type="as-char" draw:z-index="34" draw:style-name="gr1" draw:text-style-name="P24" svg:width="0.345cm" svg:height="0.345cm" draw:control="control35"/><text:span text:style-name="Source_20_Text">(</text:span><text:span text:style-name="Source_20_Text"><text:span text:style-name="T2">number) -&gt; str</text:span></text:span><text:span text:style-name="T2"> </text:span><text:span text:style-name="T2"><office:annotation><dc:creator>Unknown Author</dc:creator><dc:date>2012-10-01T15:46:26.29</dc:date><text:p text:style-name="P23"><text:span text:style-name="T5">B/c examples show both float and int</text:span></text:p></office:annotation></text:span></text:p>
      <text:p text:style-name="Text_20_body"><text:bookmark text:name="gensym_5069a81f1c7ca"/><draw:control text:anchor-type="as-char" draw:z-index="35" draw:style-name="gr1" draw:text-style-name="P24" svg:width="0.345cm" svg:height="0.345cm" draw:control="control36"/><text:span text:style-name="Source_20_Text">(int, float) -&gt; str</text:span> </text:p>
      <text:h text:style-name="Heading_20_3" text:outline-level="3">Question 11</text:h>
      <text:p text:style-name="Text_20_body">What is the <text:span text:style-name="T4">Type Contract</text:span> for the following function definition? </text:p>
      <text:p text:style-name="Preformatted_20_Text">def total_vowels(word1, word2):</text:p>
      <text:p text:style-name="Preformatted_20_Text"><text:s text:c="4"/>'''Return the quantity of vowels in words word1 in word2.</text:p>
      <text:p text:style-name="Preformatted_20_Text"/>
      <text:p text:style-name="Preformatted_20_Text"><text:s text:c="4"/>&gt;&gt;&gt; total_vowels('hello', 'hi')</text:p>
      <text:p text:style-name="Preformatted_20_Text"><text:s text:c="4"/>3</text:p>
      <text:p text:style-name="P17"><text:s text:c="4"/>'''</text:p>
      <text:p text:style-name="P7"><text:bookmark text:name="gensym_5069a81f20528"/><draw:control text:anchor-type="as-char" draw:z-index="36" draw:style-name="gr1" draw:text-style-name="P24" svg:width="0.345cm" svg:height="0.345cm" draw:control="control37"/><text:span text:style-name="Source_20_Text">(</text:span><text:span text:style-name="Source_20_Text"><text:span text:style-name="T2">str, str) -&gt; int</text:span></text:span><text:span text:style-name="T2"> </text:span></text:p>
      <text:p text:style-name="P7"><text:bookmark text:name="gensym_5069a81f1ffa7"/><draw:control text:anchor-type="as-char" draw:z-index="37" draw:style-name="gr1" draw:text-style-name="P24" svg:width="0.345cm" svg:height="0.345cm" draw:control="control38"/><text:span text:style-name="Source_20_Text">(str, str) -&gt; float</text:span> </text:p>
      <text:p text:style-name="P7"><text:bookmark text:name="gensym_5069a81f1f9f1"/><draw:control text:anchor-type="as-char" draw:z-index="38" draw:style-name="gr1" draw:text-style-name="P24" svg:width="0.345cm" svg:height="0.345cm" draw:control="control39"/><text:span text:style-name="Source_20_Text">(int) -&gt; str, str</text:span> </text:p>
      <text:p text:style-name="Text_20_body"><text:bookmark text:name="gensym_5069a81f20a8c"/><draw:control text:anchor-type="as-char" draw:z-index="39" draw:style-name="gr1" draw:text-style-name="P24" svg:width="0.345cm" svg:height="0.345cm" draw:control="control40"/><text:span text:style-name="Source_20_Text">str == int</text:span> </text:p>
      <text:h text:style-name="Heading_20_3" text:outline-level="3">Question 12</text:h>
      <text:p text:style-name="P4">According to the <text:span text:style-name="T4">Description</text:span> of function <text:span text:style-name="Source_20_Text">get_oldest</text:span>, what value is returned by the <text:span text:style-name="T4">Example</text:span> function call? </text:p>
      <text:p text:style-name="P15">def get_oldest(age1, age2):</text:p>
      <text:p text:style-name="P15"><text:s text:c="4"/>'''</text:p>
      <text:p text:style-name="P15"><text:s text:c="4"/>Return oldest of the two ages, age1 and age2.</text:p>
      <text:p text:style-name="P15"/>
      <text:p text:style-name="P15"><text:s text:c="4"/>&gt;&gt;&gt; get_oldest(<text:span text:style-name="T2">27</text:span>, 22)</text:p>
      <text:p text:style-name="P19"><text:s text:c="4"/>'''</text:p>
      <text:h text:style-name="Heading_20_3" text:outline-level="3">Question 13</text:h>
      <text:p text:style-name="Text_20_body">Here is an incomplete docstring for function <text:span text:style-name="Source_20_Text">euro_to_dollars</text:span>: </text:p>
      <text:p text:style-name="Preformatted_20_Text">def euro_to_dollars(amount):</text:p>
      <text:p text:style-name="Preformatted_20_Text"><text:s text:c="4"/>'''(number) -&gt; number</text:p>
      <text:p text:style-name="Preformatted_20_Text"><text:soft-page-break/></text:p>
      <text:p text:style-name="Preformatted_20_Text"><text:s text:c="4"/>Calculate the value in dollars of the given quantity of Euros.</text:p>
      <text:p text:style-name="P17"><text:s text:c="4"/>'''</text:p>
      <text:p text:style-name="P7">Identify the problem(s) with the <text:span text:style-name="T4">Description</text:span> in the docstring above. </text:p>
      <text:p text:style-name="P7"><text:bookmark text:name="gensym_5069a81f24ea3"/><draw:control text:anchor-type="as-char" draw:z-index="40" draw:style-name="gr1" draw:text-style-name="P24" svg:width="0.345cm" svg:height="0.345cm" draw:control="control41"/><text:span text:style-name="T2">It doesn't mention the parameters by name. </text:span></text:p>
      <text:p text:style-name="P7"><text:bookmark text:name="gensym_5069a81f259db"/><draw:control text:anchor-type="as-char" draw:z-index="41" draw:style-name="gr1" draw:text-style-name="P24" svg:width="0.345cm" svg:height="0.345cm" draw:control="control42"/><text:span text:style-name="T2">It doesn't say what the function returns. </text:span></text:p>
      <text:p text:style-name="P7"><text:bookmark text:name="gensym_5069a81f25f43"/><draw:control text:anchor-type="as-char" draw:z-index="42" draw:style-name="gr1" draw:text-style-name="P24" svg:width="0.345cm" svg:height="0.345cm" draw:control="control43"/>It doesn't mention the parameter types. </text:p>
      <text:p text:style-name="Text_20_body"><text:bookmark text:name="gensym_5069a81f25469"/><draw:control text:anchor-type="as-char" draw:z-index="43" draw:style-name="gr1" draw:text-style-name="P24" svg:width="0.345cm" svg:height="0.345cm" draw:control="control44"/>It doesn't correctly describe the function's behaviour. </text:p>
      <text:h text:style-name="Heading_20_3" text:outline-level="3">Question 14</text:h>
      <text:p text:style-name="P4">Two function definitions are saved in the same file:</text:p>
      <text:list xml:id="list8436076732949074498" text:style-name="L3">
        <text:list-item>
          <text:p text:style-name="P10">A function <text:span text:style-name="Source_20_Text">count_vowels</text:span> has one parameter, a word, and returns the number of vowels in that word. </text:p>
        </text:list-item>
        <text:list-item>
          <text:p text:style-name="P5">A function <text:span text:style-name="Source_20_Text">count_consonants</text:span> has one parameter, a word, and returns the number of consonants in that word. </text:p>
        </text:list-item>
      </text:list>
      <text:p text:style-name="P4">To determine the number of letters in a word, write a one-line body for the following function that calls both <text:span text:style-name="Source_20_Text">count_vowels</text:span> and <text:span text:style-name="Source_20_Text">count_consonants</text:span>: </text:p>
      <text:p text:style-name="P15">def count_letters(word):</text:p>
      <text:p text:style-name="P15"><text:s text:c="4"/>''' (str) -&gt; int</text:p>
      <text:p text:style-name="P15"/>
      <text:p text:style-name="P15"><text:s text:c="4"/>Return the number of letters in word.</text:p>
      <text:p text:style-name="P15"><text:s text:c="4"/>&gt;&gt;&gt; count_letters('hello')</text:p>
      <text:p text:style-name="P15"><text:s text:c="4"/>5</text:p>
      <text:p text:style-name="P15"><text:s text:c="4"/>&gt;&gt;&gt; count_letters('bonjour')</text:p>
      <text:p text:style-name="P15"><text:s text:c="4"/>7</text:p>
      <text:p text:style-name="P15"><text:s text:c="4"/>'''</text:p>
      <text:p text:style-name="P19"><text:s text:c="4"/># Write the one-line function body that belongs here.</text:p>
      <text:p text:style-name="P9">Note: do not call any functions other than those listed above.</text:p>
      <text:p text:style-name="P12">return count_vowels(word) + count_consonants(word)</text:p>
      <text:p text:style-name="P7"/>
      <text:h text:style-name="Heading_20_3" text:outline-level="3">Question 15</text:h>
      <text:p text:style-name="P4">Two function definitions are saved in the same file:</text:p>
      <text:list xml:id="list2923311943742169110" text:style-name="L4">
        <text:list-item>
          <text:p text:style-name="P6">A function <text:span text:style-name="Source_20_Text">get_capital</text:span> has one parameter that represents a country and returns its capital</text:p>
        </text:list-item>
        <text:list-item>
          <text:p text:style-name="P6">A function <text:span text:style-name="Source_20_Text">longer</text:span> has two string parameters and returns the longest of the two strings.</text:p>
        </text:list-item>
      </text:list>
      <text:p text:style-name="P4">Variables <text:span text:style-name="Source_20_Text">country1</text:span> and <text:span text:style-name="Source_20_Text">country2</text:span> refer to <text:span text:style-name="Source_20_Text">str</text:span> values. To determine whether the capital of <text:span text:style-name="Source_20_Text">country1</text:span> or <text:span text:style-name="Source_20_Text">country2</text:span> has a longer name, write a one-line expression that calls both <text:span text:style-name="T2">longer(get_capital(country1), get_capital(country2))</text:span></text:p>
      <text:h text:style-name="Heading_20_3" text:outline-level="3">Question 16</text:h>
      <text:p text:style-name="Text_20_body">What is the value of <text:span text:style-name="Source_20_Text">average</text:span> after the following code is executed? </text:p>
      <text:p text:style-name="Preformatted_20_Text">grade1 = 80</text:p>
      <text:p text:style-name="Preformatted_20_Text">grade2 = 90</text:p>
      <text:p text:style-name="Preformatted_20_Text">average = (grade1 + grade2) / 2</text:p>
      <text:p text:style-name="P17">grade1 = 100</text:p>
      <text:p text:style-name="P7"><text:bookmark text:name="gensym_5069a81f2cd75"/><text:soft-page-break/><draw:control text:anchor-type="as-char" draw:z-index="44" draw:style-name="gr1" draw:text-style-name="P24" svg:width="0.345cm" svg:height="0.345cm" draw:control="control45"/><text:span text:style-name="Source_20_Text"><text:span text:style-name="T2">85.0</text:span></text:span><text:span text:style-name="T2"> </text:span></text:p>
      <text:p text:style-name="P7"><text:bookmark text:name="gensym_5069a81f2d2e4"/><draw:control text:anchor-type="as-char" draw:z-index="45" draw:style-name="gr1" draw:text-style-name="P24" svg:width="0.345cm" svg:height="0.345cm" draw:control="control46"/><text:span text:style-name="Source_20_Text">85</text:span> </text:p>
      <text:p text:style-name="P7"><text:bookmark text:name="gensym_5069a81f2c243"/><draw:control text:anchor-type="as-char" draw:z-index="46" draw:style-name="gr1" draw:text-style-name="P24" svg:width="0.345cm" svg:height="0.345cm" draw:control="control47"/><text:span text:style-name="Source_20_Text">95.0</text:span> </text:p>
      <text:p text:style-name="Text_20_body"><text:bookmark text:name="gensym_5069a81f2c7e4"/><draw:control text:anchor-type="as-char" draw:z-index="47" draw:style-name="gr1" draw:text-style-name="P24" svg:width="0.345cm" svg:height="0.345cm" draw:control="control48"/><text:span text:style-name="Source_20_Text">95</text:span> </text:p>
      <text:h text:style-name="Heading_20_3" text:outline-level="3">Question 17</text:h>
      <text:p text:style-name="P4">Below is an image of the Python Visualizer in action. When we press <text:span text:style-name="T4">Forward</text:span>, control will move to line 1 of the code, and a new stack frame will be created containing variable <text:span text:style-name="Source_20_Text">num_hours</text:span>. What value will <text:span text:style-name="Source_20_Text">num_hours</text:span> refer to then?</text:p>
      <text:p text:style-name="P9"><draw:frame draw:style-name="fr1" draw:name="graphics1" text:anchor-type="as-char" svg:width="18.521cm" svg:height="4.785cm" draw:z-index="48"><draw:image xlink:href="Pictures/2000000700004C470000136FCBEF0FB4.svm" xlink:type="simple" xlink:show="embed" xlink:actuate="onLoad"/></draw:frame> </text:p>
      <text:p text:style-name="P11">5</text:p>
      <text:p text:style-name="P11"/>
      <text:p text:style-name="P4">After stepping through to the end of the code below (we can do this by pressing the <text:span text:style-name="T4">last</text:span> button, how many variables (excluding those that refer to functions) will be on the stack? Recall that the stack is represented by the images on the left-hand side of the dotted line.</text:p>
      <text:p text:style-name="P9"><draw:frame draw:style-name="fr1" draw:name="graphics2" text:anchor-type="as-char" svg:width="18.521cm" svg:height="4.785cm" draw:z-index="49"><draw:image xlink:href="Pictures/2000000700004C470000136FCBEF0FB4.svm" xlink:type="simple" xlink:show="embed" xlink:actuate="onLoad"/></draw:frame> </text:p>
      <text:p text:style-name="P11"><draw:frame draw:style-name="fr2" draw:name="graphics3" text:anchor-type="paragraph" svg:width="18.477cm" svg:height="5.914cm" draw:z-index="50"><draw:image xlink:href="Pictures/2000000700006899000019F249DD2634.svm" xlink:type="simple" xlink:show="embed" xlink:actuate="onLoad"/></draw:frame></text:p>
      <text:p text:style-name="P11"/>
      <text:p text:style-name="P11"/>
      <text:p text:style-name="P11"/>
      <text:p text:style-name="P7"><text:soft-page-break/><text:span text:style-name="T2">3 <text:s/>– </text:span>Variable <text:span text:style-name="Source_20_Text">result</text:span> will <text:span text:style-name="T1">not</text:span> remain on the stack at the end of execution. It is a <text:span text:style-name="T4">local variable</text:span> for function <text:span text:style-name="Source_20_Text">convert_to_minutes</text:span>, and is no longer accessible when the function has exi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1:54:44.50</meta:creation-date>
    <meta:generator>OpenOffice.org/3.4$Win32 OpenOffice.org_project/340m1$Build-9590</meta:generator>
    <dc:date>2012-10-01T16:06:29.02</dc:date>
    <meta:editing-duration>PT4H11M36S</meta:editing-duration>
    <meta:editing-cycles>28</meta:editing-cycles>
    <meta:document-statistic meta:table-count="1" meta:image-count="3" meta:object-count="0" meta:page-count="10" meta:paragraph-count="312" meta:word-count="1784" meta:character-count="11215"/>
  </office:meta>
</office:document-meta>
</file>